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591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0.456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ce181e"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2a6099" style:text-align-source="fix" style:repeat-content="false" fo:border="none"/>
      <style:paragraph-properties fo:text-align="start" fo:margin-left="0in"/>
      <style:text-properties fo:color="#ffff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8ce" style:text-align-source="value-type" style:repeat-content="false" fo:border="none"/>
      <style:paragraph-properties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33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39" style:family="table-cell" style:parent-style-name="Default" style:data-style-name="N37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0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2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300s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6"/>
        <table:table-column table:style-name="co3" table:default-cell-style-name="ce8"/>
        <table:table-column table:style-name="co4" table:default-cell-style-name="ce8"/>
        <table:table-column table:style-name="co1" table:number-columns-repeated="59" table:default-cell-style-name="ce8"/>
        <table:table-column table:style-name="co1" table:default-cell-style-name="ce9"/>
        <table:table-row table:style-name="ro1">
          <table:table-cell table:style-name="ce1" office:value-type="string" calcext:value-type="string" table:number-columns-spanned="3" table:number-rows-spanned="1">
            <text:p>Tentative schedule, Updated weekly; 6 May 2021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"/>
          <table:table-cell table:style-name="ce14" office:value-type="string" calcext:value-type="string">
            <text:p>Material</text:p>
          </table:table-cell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ay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15" office:value-type="string" calcext:value-type="string">
            <text:p>Introductions to the course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Introduction to Course,</text:p>
          </table:table-cell>
          <table:table-cell table:style-name="ce24" office:value-type="string" calcext:value-type="string">
            <text:p>24 Feb 2021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urpose and Characteristics,</text:p>
          </table:table-cell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Notes:</text:p>
          </table:table-cell>
          <table:table-cell table:style-name="ce30" office:value-type="string" calcext:value-type="string">
            <text:p>Basic information about the course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/>
          <table:table-cell table:style-name="ce30" office:value-type="string" calcext:value-type="string">
            <text:p>Overview of Bioinformatic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/>
          <table:table-cell table:style-name="ce30"/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Careers, DNA Basics</text:p>
          </table:table-cell>
          <table:table-cell table:style-name="ce24" office:value-type="string" calcext:value-type="string">
            <text:p>1 March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Software tools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Central Dogma of Biology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table:style-name="ce9" office:value-type="string" calcext:value-type="string">
            <text:p>Replication of DNA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the basics to be understood before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techniques computer science can be used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17" office:value-type="string" calcext:value-type="string">
            <text:p>Odd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Translation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DNA and Python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pring break day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table:style-name="ce9" office:value-type="string" calcext:value-type="string">
            <text:p>Mutations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hat are mutations in DNA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Types and origin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Mutations, Python (bioPython)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Fixing the translation and transcription code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Mutations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Cystic fibrosis and protein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How to use BioPython in Bioinformatic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Spotting mutation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21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17" office:value-type="string" calcext:value-type="string">
            <text:p>Odd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Clustalw Alignment</text:p>
          </table:table-cell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Alignment and mutations</text:p>
          </table:table-cell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lobal and Local Alignment</text:p>
          </table:table-cell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table:style-name="ce9" office:value-type="string" calcext:value-type="string">
            <text:p>Sequence alignment algorithms</text:p>
          </table:table-cell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how alignment works, its algorithm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and we use this knowledge to determine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how to track influenza (and Covid-19)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Tracking Influenza</text:p>
          </table:table-cell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Alignment, algorithms and analysis</text:p>
          </table:table-cell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Horizontal Gene Transfer and Blast analysis</text:p>
          </table:table-cell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More on Blast analysis at NCBI</text:p>
          </table:table-cell>
          <table:table-cell table:style-name="ce39" office:value-type="string" calcext:value-type="string">
            <text:p>2 April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how to use Blast to search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for sequence fragments across all known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sequences to determine origins and identify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7</text:p>
          </table:table-cell>
          <table:table-cell table:style-name="ce17" office:value-type="string" calcext:value-type="string">
            <text:p>Odd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Protein Alignment and Substitution Matrices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Lab: Speaker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tein Alignment and Substitution Matrices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Protein Alignment and Substitution Matrices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how to align protein using blast and 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the cover substitution matrices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8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Exam 1 given out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pring break day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equence assembly algorithms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Sequence assembly algorithms</text:p>
          </table:table-cell>
          <table:table-cell table:style-name="ce42" office:value-type="float" office:value="16" calcext:value-type="float">
            <text:p>16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how DNA data is procured from 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genetic molecular information. 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9</text:p>
          </table:table-cell>
          <table:table-cell table:style-name="ce17" office:value-type="string" calcext:value-type="string">
            <text:p>Odd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Gene Prediction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Gene Prediction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ene Prediction Algorithms </text:p>
          </table:table-cell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Open Reading Frames</text:p>
          </table:table-cell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how genes are recognized in the 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midst of DNA sequence material. We discuss 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landmarks and other signals to imply the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whereabouts of genes.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10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protein folding</text:p>
          </table:table-cell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peaker: Dr. Kate Cooper</text:p>
          </table:table-cell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tein folding tools</text:p>
          </table:table-cell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Discussion of project</text:p>
          </table:table-cell>
          <table:table-cell table:style-name="ce42" office:value-type="float" office:value="30" calcext:value-type="float">
            <text:p>30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We discuss protein folding, conformations and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three main tools that are used to ascertain the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physical structure of proteins.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11</text:p>
          </table:table-cell>
          <table:table-cell table:style-name="ce17" office:value-type="string" calcext:value-type="string">
            <text:p>Odd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Protein domains</text:p>
          </table:table-cell>
          <table:table-cell table:style-name="ce24" office:value-type="string" calcext:value-type="string">
            <text:p>3 May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No lab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Exam 2 given out. 24 hours to complete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Finishing protein domains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3" office:value-type="string" calcext:value-type="string">
            <text:p>Week 12</text:p>
          </table:table-cell>
          <table:table-cell table:style-name="ce17" office:value-type="string" calcext:value-type="string">
            <text:p>Even Week</text:p>
          </table:table-cell>
          <table:table-cell table:style-name="ce23"/>
          <table:table-cell table:style-name="ce27"/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project presentations (class)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Speaker: Dr. Tom Helikar (lab)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roject presentations (class)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W</text:p>
          </table:table-cell>
          <table:table-cell table:number-columns-repeated="60"/>
        </table:table-row>
        <table:table-row table:style-name="ro1">
          <table:table-cell table:style-name="ce9"/>
          <table:table-cell office:value-type="string" calcext:value-type="string">
            <text:p>tba</text:p>
          </table:table-cell>
          <table:table-cell table:style-name="ce42" office:value-type="float" office:value="14" calcext:value-type="float">
            <text:p>14</text:p>
          </table:table-cell>
          <table:table-cell table:style-name="ce29" office:value-type="string" calcext:value-type="string">
            <text:p>F</text:p>
          </table:table-cell>
          <table:table-cell table:number-columns-repeated="60"/>
        </table:table-row>
        <table:table-row table:style-name="ro1">
          <table:table-cell table:style-name="ce5"/>
          <table:table-cell table:style-name="ce33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3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34" office:value-type="string" calcext:value-type="string">
            <text:p><text:s/></text:p>
          </table:table-cell>
          <table:table-cell table:style-name="ce24"/>
          <table:table-cell table:style-name="ce29"/>
          <table:table-cell table:number-columns-repeated="60"/>
        </table:table-row>
        <table:table-row table:style-name="ro1" table:number-rows-repeated="12">
          <table:table-cell table:style-name="ce9" table:number-columns-repeated="4"/>
          <table:table-cell table:number-columns-repeated="60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en" number:country="US"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8:46:41.70344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6-09-16T00:00:00</meta:creation-date>
    <dc:date>2021-05-06T08:49:37.095808001</dc:date>
    <meta:generator>LibreOffice/6.4.7.2$MacOSX_X86_64 LibreOffice_project/639b8ac485750d5696d7590a72ef1b496725cfb5</meta:generator>
    <meta:editing-duration>PT22H58M49S</meta:editing-duration>
    <meta:editing-cycles>410</meta:editing-cycles>
    <meta:document-statistic meta:table-count="1" meta:cell-count="237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